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0.8799in" table:end-y="0.0512in" draw:z-index="0" draw:style-name="gr1" svg:width="5.8972in" svg:height="2.7587in" svg:x="0.3165in" svg:y="0.0823in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0.8004in" table:end-y="0.1642in" draw:z-index="1" draw:style-name="gr1" svg:width="4.465in" svg:height="2.7488in" svg:x="0.7807in" svg:y="0.0307in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f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f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f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f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f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f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f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f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O18" table:end-x="0.3657in" table:end-y="0.0311in" draw:z-index="0" draw:style-name="gr1" svg:width="4.198in" svg:height="2.7488in" svg:x="0.6126in" svg:y="0.072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SUM([.B11:.B16])" office:value-type="float" office:value="13770">
            <text:p>13770</text:p>
          </table:table-cell>
          <table:table-cell table:number-columns-repeated="8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4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3-03T14:53:57</dc:date>
    <dc:creator>Maurizio Rizzo</dc:creator>
    <meta:editing-duration>PT05H57M08S</meta:editing-duration>
    <meta:editing-cycles>14</meta:editing-cycles>
    <meta:generator>OpenOffice.org/3.0$Linux OpenOffice.org_project/300m15$Build-9379</meta:generator>
    <meta:document-statistic meta:table-count="5" meta:cell-count="182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7cm" svg:y="2.291cm" chart:style-name="ch2"/>
        <chart:plot-area chart:style-name="ch3" table:cell-range-address="Consuntivo.A2:Consuntivo.B7" chart:data-source-has-labels="column" svg:x="0.226cm" svg:y="0.163cm" svg:width="7.458cm" svg:height="6.5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6cm" svg:width="7.506cm" svg:height="6.699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plot-area chart:style-name="ch2" table:cell-range-address="'RR-RPP'.A11:'RR-RPP'.B16" chart:data-source-has-labels="column" svg:x="0.293cm" svg:y="0.774cm" svg:width="14.116cm" svg:height="5.4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legend chart:legend-position="end" svg:x="5.591cm" svg:y="1.828cm" chart:style-name="ch2"/>
        <chart:plot-area chart:style-name="ch3" table:cell-range-address="'RR-RPP'.A11:'RR-RPP'.B16" chart:data-source-has-labels="column" svg:x="0.16cm" svg:y="0.796cm" svg:width="5.272cm" svg:height="5.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7.034cm" svg:y="0.143cm" chart:style-name="ch2">
          <text:p>RPP-RQ Costi</text:p>
        </chart:title>
        <chart:plot-area chart:style-name="ch3" table:cell-range-address="'RPP-RQ'.A11:'RPP-RQ'.B16" chart:data-source-has-labels="column" svg:x="0.28cm" svg:y="0.796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664cm" svg:height="6.983cm" chart:class="chart:ring" chart:style-name="ch1">
        <chart:legend chart:legend-position="end" svg:x="7.452cm" svg:y="1.826cm" chart:style-name="ch2"/>
        <chart:plot-area chart:style-name="ch3" table:cell-range-address="'RPP-RQ'.A11:'RPP-RQ'.B16" chart:data-source-has-labels="column" svg:x="0.209cm" svg:y="0.796cm" svg:width="7.027cm" svg:height="5.907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6cm" svg:width="12.755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RQRA.C12:RQRA.C17">Responsabile</text:p>
              </table:table-cell>
              <table:table-cell office:value-type="float" office:value="240">
                <text:p text:id="RQRA.D12:RQRA.D17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3cm" chart:style-name="ch2"/>
        <chart:plot-area chart:style-name="ch3" table:cell-range-address="RQRA.C3:RQRA.D8" chart:data-source-has-labels="column" svg:x="0.226cm" svg:y="0.165cm" svg:width="7.475cm" svg:height="6.56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RQRA.C3:RQRA.C8">Responsabile</text:p>
              </table:table-cell>
              <table:table-cell office:value-type="float" office:value="8">
                <text:p text:id="RQRA.D3:RQRA.D8"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6cm" svg:y="0.16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